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f58220" draw:textarea-horizontal-align="justify" draw:textarea-vertical-align="middle" draw:auto-grow-height="false" fo:min-height="0.915cm" fo:min-width="1.727cm"/>
    </style:style>
    <style:style style:name="gr2" style:family="graphic" style:parent-style-name="standard">
      <style:graphic-properties draw:fill-color="#f58220" draw:textarea-horizontal-align="justify" draw:textarea-vertical-align="middle" draw:auto-grow-height="false" fo:min-height="0.914cm" fo:min-width="1.726cm"/>
    </style:style>
    <style:style style:name="gr3" style:family="graphic" style:parent-style-name="standard">
      <style:graphic-properties draw:textarea-horizontal-align="justify" draw:textarea-vertical-align="middle" draw:auto-grow-height="false" fo:min-height="0.914cm" fo:min-width="1.726cm"/>
    </style:style>
    <style:style style:name="gr4" style:family="graphic" style:parent-style-name="standard">
      <style:graphic-properties draw:textarea-horizontal-align="justify" draw:textarea-vertical-align="middle" draw:auto-grow-height="false" fo:min-height="0.915cm" fo:min-width="1.727cm"/>
    </style:style>
    <style:style style:name="gr5" style:family="graphic" style:parent-style-name="standard">
      <style:graphic-properties draw:textarea-horizontal-align="justify" draw:textarea-vertical-align="middle" draw:auto-grow-height="false" fo:min-height="0.915cm" fo:min-width="1.727cm"/>
    </style:style>
    <style:style style:name="gr6" style:family="graphic" style:parent-style-name="standard">
      <style:graphic-properties draw:textarea-horizontal-align="justify" draw:textarea-vertical-align="middle" draw:auto-grow-height="false" fo:min-height="1.018cm" fo:min-width="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0.7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3cm" fo:min-width="0cm"/>
    </style:style>
    <style:style style:name="gr20" style:family="graphic" style:parent-style-name="standard">
      <style:graphic-properties draw:stroke="none" svg:stroke-color="#000000" draw:fill="none" draw:fill-color="#ffffff" fo:min-height="2.1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58220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fo:color="#000000" fo:font-weight="normal"/>
    </style:style>
    <style:style style:name="P7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8" style:family="paragraph">
      <loext:graphic-properties draw:fill="none" draw:fill-color="#ffffff"/>
      <style:text-properties fo:color="#000000" fo:font-size="14pt" fo:font-weight="normal" style:font-size-asian="14pt" style:font-size-complex="14pt"/>
    </style:style>
    <style:style style:name="P9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70%" fo:font-weight="bold" style:font-weight-asian="bold" style:font-weight-complex="bold"/>
    </style:style>
    <style:style style:name="T3" style:family="text">
      <style:text-properties style:text-position="super 70%" fo:font-weight="bold" style:font-weight-asian="bold" style:font-weight-complex="bold"/>
    </style:style>
    <style:style style:name="T4" style:family="text">
      <style:text-properties fo:color="#000000" fo:font-weight="normal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 style:text-position="super 70%" fo:font-size="14pt" style:font-size-asian="14pt" style:font-size-complex="14pt"/>
    </style:style>
    <style:style style:name="T7" style:family="text">
      <style:text-properties fo:color="#000000" fo:font-size="14pt" fo:font-weight="normal" style:font-size-asian="14pt" style:font-size-complex="14pt"/>
    </style:style>
    <style:style style:name="T8" style:family="text">
      <style:text-properties fo:color="#000000" style:font-name="Liberation Sans1" fo:font-size="14pt" style:font-name-asian="Liberation Sans1" style:font-size-asian="14pt" style:font-name-complex="Liberation Sans1" style:font-size-complex="14pt"/>
    </style:style>
    <style:style style:name="T9" style:family="text">
      <style:text-properties fo:color="#000000" style:text-position="sub 70%" fo:font-size="16pt" fo:font-weight="normal" style:font-size-asian="16pt" style:font-size-complex="16pt"/>
    </style:style>
    <style:style style:name="T10" style:family="text">
      <style:text-properties fo:color="#000000" style:text-position="0% 100%" fo:font-size="14pt" style:font-size-asian="14pt" style:font-size-complex="14pt"/>
    </style:style>
    <style:style style:name="T11" style:family="text">
      <style:text-properties style:text-position="sub 70%"/>
    </style:style>
    <style:style style:name="T12" style:family="text">
      <style:text-properties style:text-position="super 70%"/>
    </style:style>
    <style:style style:name="T1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2.227cm" svg:height="1.165cm" svg:x="10.994cm" svg:y="7.122cm">
          <text:p text:style-name="P1"><text:span text:style-name="T1">C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226cm" svg:height="1.164cm" svg:x="11.083cm" svg:y="10.616cm">
          <text:p text:style-name="P1"><text:span text:style-name="T1">HC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.226cm" svg:height="1.164cm" svg:x="9.074cm" svg:y="2.063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27cm" svg:height="1.165cm" svg:x="3.6cm" svg:y="9.7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2.227cm" svg:height="1.165cm" svg:x="21.173cm" svg:y="10.862cm">
          <text:p text:style-name="P1"><text:span text:style-name="T1">CH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2.5cm" svg:height="1.268cm" svg:x="9.7cm" svg:y="15.927cm">
          <text:p text:style-name="P1"><text:span text:style-name="T1">HCNH</text:span><text:span text:style-name="T3">+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12.107cm" svg:y1="8.287cm" svg:x2="12.107cm" svg:y2="8.287cm" draw:start-shape="id1" draw:start-glue-point="2" draw:end-shape="id1" draw:end-glue-point="2" svg:d="M12107 8287z" svg:viewBox="0 0 1 1">
          <text:p/>
        </draw:connector>
        <draw:connector draw:style-name="gr7" draw:text-style-name="P4" draw:layer="layout" draw:type="curve" svg:x1="12.107cm" svg:y1="7.122cm" svg:x2="11.3cm" svg:y2="2.645cm" draw:start-shape="id1" draw:end-shape="id2" draw:end-glue-point="1" svg:d="M12107 7122c0-2985-269-4477-807-4477" svg:viewBox="0 0 808 4478">
          <text:p/>
        </draw:connector>
        <draw:connector draw:style-name="gr7" draw:text-style-name="P4" xml:id="id13" draw:id="id13" draw:layer="layout" draw:type="curve" svg:x1="12.2cm" svg:y1="16.561cm" svg:x2="12.2cm" svg:y2="16.561cm" draw:start-shape="id3" draw:start-glue-point="1" draw:end-shape="id3" draw:end-glue-point="1" svg:d="M12200 16561z" svg:viewBox="0 0 1 1">
          <text:p/>
        </draw:connector>
        <draw:connector draw:style-name="gr7" draw:text-style-name="P4" draw:layer="layout" draw:type="curve" svg:x1="12.196cm" svg:y1="11.78cm" svg:x2="9.7cm" svg:y2="16.561cm" draw:start-shape="id4" draw:start-glue-point="2" draw:end-shape="id3" draw:end-glue-point="3" svg:d="M12196 11780c0 3111-1499 2592-2311 3010s-936 1771-185 1771" svg:viewBox="0 0 2996 4782">
          <text:p/>
        </draw:connector>
        <draw:connector draw:style-name="gr7" draw:text-style-name="P4" draw:layer="layout" draw:type="curve" draw:line-skew="0.199cm" svg:x1="22.286cm" svg:y1="10.862cm" svg:x2="13.299cm" svg:y2="11.293cm" draw:start-shape="id5" draw:start-glue-point="0" svg:d="M22286 10862c0-454-8987-670-8987 431" svg:viewBox="0 0 8988 802">
          <text:p/>
        </draw:connector>
        <draw:connector draw:style-name="gr7" draw:text-style-name="P4" draw:layer="layout" draw:type="curve" svg:x1="4.65cm" svg:y1="9.866cm" svg:x2="10.994cm" svg:y2="7.704cm" draw:start-shape="id6" draw:start-glue-point="0" draw:end-shape="id1" draw:end-glue-point="3" svg:d="M4650 9866c0-1442 2114-2162 6344-2162" svg:viewBox="0 0 6345 2163">
          <text:p/>
        </draw:connector>
        <draw:connector draw:style-name="gr7" draw:text-style-name="P4" draw:layer="layout" draw:type="curve" svg:x1="12.196cm" svg:y1="10.616cm" svg:x2="5.8cm" svg:y2="10.383cm" draw:start-shape="id4" draw:start-glue-point="0" draw:end-shape="id6" draw:end-glue-point="1" svg:d="M12196 10616c0-751-1878-627-2487-497s52 264-3909 264" svg:viewBox="0 0 6397 596">
          <text:p/>
        </draw:connector>
        <draw:frame draw:style-name="gr8" draw:text-style-name="P5" xml:id="id6" draw:id="id6" draw:layer="layout" svg:width="2.3cm" svg:height="1.034cm" svg:x="3.5cm" svg:y="9.866cm">
          <draw:text-box>
            <text:p><text:span text:style-name="T1">CNC</text:span><text:span text:style-name="T3">+</text:span></text:p>
          </draw:text-box>
        </draw:frame>
        <draw:frame draw:style-name="gr9" draw:text-style-name="P6" draw:layer="layout" svg:width="0.76cm" svg:height="0.962cm" svg:x="11.84cm" svg:y="4.5cm">
          <draw:text-box draw:corner-radius="1.4cm">
            <text:p><text:span text:style-name="T4">o</text:span></text:p>
          </draw:text-box>
        </draw:frame>
        <draw:frame draw:style-name="gr10" draw:text-style-name="P7" draw:layer="controls" svg:width="1.977cm" svg:height="1.374cm" svg:x="9.5cm" svg:y="14.7cm">
          <draw:text-box draw:corner-radius="0.977cm">
            <text:p><text:span text:style-name="T5">HCO</text:span><text:span text:style-name="T6">+</text:span></text:p>
          </draw:text-box>
        </draw:frame>
        <draw:frame draw:style-name="gr11" draw:text-style-name="P7" draw:layer="controls" svg:width="0.979cm" svg:height="0.819cm" svg:x="7.4cm" svg:y="7.881cm">
          <draw:text-box draw:corner-radius="0.579cm">
            <text:p><text:span text:style-name="T5">e</text:span><text:span text:style-name="T6">-</text:span></text:p>
          </draw:text-box>
        </draw:frame>
        <draw:frame draw:style-name="gr12" draw:text-style-name="P7" draw:layer="controls" svg:width="0.802cm" svg:height="0.806cm" svg:x="16.498cm" svg:y="10.394cm">
          <draw:text-box draw:corner-radius="0.253cm">
            <text:p><text:span text:style-name="T5">N</text:span></text:p>
          </draw:text-box>
        </draw:frame>
        <draw:frame draw:style-name="gr13" draw:text-style-name="P7" draw:layer="controls" svg:width="1.7cm" svg:height="0.846cm" svg:x="7.6cm" svg:y="9.754cm">
          <draw:text-box draw:corner-radius="4.5cm">
            <text:p><text:span text:style-name="T5">C</text:span><text:span text:style-name="T6">+</text:span></text:p>
          </draw:text-box>
        </draw:frame>
        <draw:custom-shape draw:style-name="gr3" draw:text-style-name="P3" xml:id="id7" draw:id="id7" draw:layer="layout" svg:width="2.226cm" svg:height="1.164cm" svg:x="16.8cm" svg:y="3.927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12.107cm" svg:y1="7.122cm" svg:x2="16.8cm" svg:y2="4.509cm" draw:start-shape="id1" draw:start-glue-point="0" draw:end-shape="id7" draw:end-glue-point="3" svg:d="M12107 7122c0-1742 1564-2613 4693-2613" svg:viewBox="0 0 4694 2614">
          <text:p/>
        </draw:connector>
        <draw:frame draw:style-name="gr14" draw:text-style-name="P7" draw:layer="layout" svg:width="0.802cm" svg:height="0.833cm" svg:x="14.8cm" svg:y="4.467cm">
          <draw:text-box draw:corner-radius="0.432cm">
            <text:p><text:span text:style-name="T5">N</text:span></text:p>
          </draw:text-box>
        </draw:frame>
        <draw:custom-shape draw:style-name="gr3" draw:text-style-name="P3" xml:id="id9" draw:id="id9" draw:layer="layout" svg:width="2.226cm" svg:height="1.164cm" svg:x="15cm" svg:y="2.063cm">
          <text:p text:style-name="P1"><text:span text:style-name="T1">C</text:span><text:span text:style-name="T3">+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22.286cm" svg:y1="10.862cm" svg:x2="20.326cm" svg:y2="7.882cm" draw:start-shape="id5" draw:start-glue-point="0" draw:end-shape="id8" draw:end-glue-point="1" svg:d="M22286 10862c0-1987-653-2980-1960-2980" svg:viewBox="0 0 1961 2981">
          <text:p/>
        </draw:connector>
        <draw:frame draw:style-name="gr15" draw:text-style-name="P8" draw:layer="layout" svg:width="1.138cm" svg:height="1.027cm" svg:x="21.3cm" svg:y="9.173cm">
          <draw:text-box>
            <text:p><text:span text:style-name="T7">H</text:span></text:p>
          </draw:text-box>
        </draw:frame>
        <draw:frame draw:style-name="gr16" draw:text-style-name="P7" draw:layer="layout" svg:width="1.12cm" svg:height="0.837cm" svg:x="17.9cm" svg:y="2.763cm">
          <draw:text-box draw:corner-radius="0.253cm">
            <text:p><text:span text:style-name="T5">h</text:span><text:span text:style-name="T8">ν</text:span></text:p>
          </draw:text-box>
        </draw:frame>
        <draw:custom-shape draw:style-name="gr3" draw:text-style-name="P3" xml:id="id8" draw:id="id8" draw:layer="layout" svg:width="2.226cm" svg:height="1.164cm" svg:x="18.1cm" svg:y="7.3cm">
          <text:p text:style-name="P1"><text:span text:style-name="T1">CH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2.227cm" svg:height="1.165cm" svg:x="25cm" svg:y="10.8cm">
          <text:p text:style-name="P1"><text:span text:style-name="T1">CCH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17.913cm" svg:y1="3.927cm" svg:x2="17.226cm" svg:y2="2.645cm" draw:start-shape="id7" draw:start-glue-point="0" draw:end-shape="id9" draw:end-glue-point="1" svg:d="M17913 3927c0-855-229-1282-687-1282" svg:viewBox="0 0 688 1283">
          <text:p/>
        </draw:connector>
        <draw:connector draw:style-name="gr7" draw:text-style-name="P4" draw:layer="layout" draw:type="curve" svg:x1="19.213cm" svg:y1="7.3cm" svg:x2="13.221cm" svg:y2="7.704cm" draw:start-shape="id8" draw:start-glue-point="0" draw:end-shape="id1" draw:end-glue-point="1" svg:d="M19213 7300c0-751-1776-627-2360-338s26 742-3632 742" svg:viewBox="0 0 5993 968">
          <text:p/>
        </draw:connector>
        <draw:connector draw:style-name="gr17" draw:text-style-name="P4" draw:layer="layout" draw:type="curve" svg:x1="26.113cm" svg:y1="10.8cm" svg:x2="20.326cm" svg:y2="7.882cm" draw:start-shape="id10" draw:start-glue-point="0" draw:end-shape="id8" draw:end-glue-point="1" svg:d="M26113 10800c0-1946-1929-2918-5787-2918" svg:viewBox="0 0 5788 2919">
          <text:p/>
        </draw:connector>
        <draw:frame draw:style-name="gr9" draw:text-style-name="P6" draw:layer="layout" svg:width="0.76cm" svg:height="0.962cm" svg:x="23.9cm" svg:y="7.738cm">
          <draw:text-box draw:corner-radius="1.4cm">
            <text:p><text:span text:style-name="T4">o</text:span></text:p>
          </draw:text-box>
        </draw:frame>
        <draw:connector draw:style-name="gr7" draw:text-style-name="P4" draw:layer="layout" draw:type="curve" svg:x1="19.213cm" svg:y1="8.464cm" svg:x2="21.173cm" svg:y2="11.444cm" draw:start-shape="id8" draw:start-glue-point="2" draw:end-shape="id5" draw:end-glue-point="3" svg:d="M19213 8464c0 1987 653 2980 1960 2980" svg:viewBox="0 0 1961 2981">
          <text:p/>
        </draw:connector>
        <draw:frame draw:style-name="gr18" draw:text-style-name="P8" draw:layer="layout" svg:width="1.503cm" svg:height="1.623cm" svg:x="19.1cm" svg:y="8.9cm">
          <draw:text-box>
            <text:p><text:span text:style-name="T7">H</text:span><text:span text:style-name="T9">2</text:span></text:p>
          </draw:text-box>
        </draw:frame>
        <draw:frame draw:style-name="gr19" draw:text-style-name="P7" draw:layer="layout" svg:width="0.802cm" svg:height="0.933cm" svg:x="15.698cm" svg:y="7.4cm">
          <draw:text-box>
            <text:p><text:span text:style-name="T5">N</text:span></text:p>
          </draw:text-box>
        </draw:frame>
        <draw:custom-shape draw:style-name="gr6" draw:text-style-name="P1" xml:id="id11" draw:id="id11" draw:layer="layout" svg:width="2.5cm" svg:height="1.268cm" svg:x="5.2cm" svg:y="13.432cm">
          <text:p text:style-name="P1"><text:span text:style-name="T1">HNC</text:span><text:span text:style-name="T3">+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12.196cm" svg:y1="11.78cm" svg:x2="7.7cm" svg:y2="14.066cm" draw:start-shape="id4" draw:start-glue-point="2" draw:end-shape="id11" draw:end-glue-point="1" svg:d="M12196 11780c0 1524-1498 2286-4496 2286" svg:viewBox="0 0 4497 2287">
          <text:p/>
        </draw:connector>
        <draw:frame draw:style-name="gr13" draw:text-style-name="P7" draw:layer="layout" svg:width="1.7cm" svg:height="0.846cm" svg:x="9cm" svg:y="13.2cm">
          <draw:text-box draw:corner-radius="4.5cm">
            <text:p><text:span text:style-name="T10">H</text:span><text:span text:style-name="T6">+</text:span></text:p>
          </draw:text-box>
        </draw:frame>
        <draw:frame draw:style-name="gr20" draw:text-style-name="P9" draw:layer="layout" svg:width="6.6cm" svg:height="2.4cm" svg:x="2.1cm" svg:y="2.1cm">
          <draw:text-box>
            <text:p>n(H<text:span text:style-name="T11">2</text:span>): 10<text:span text:style-name="T12">4</text:span> – 10<text:span text:style-name="T12">6</text:span> cm<text:span text:style-name="T12">-3 </text:span></text:p>
            <text:p><text:span text:style-name="T13">G</text:span><text:span text:style-name="T11">0</text:span><text:span text:style-name="T13">: 10</text:span><text:span text:style-name="T12">-3</text:span><text:span text:style-name="T13"> – 10</text:span><text:span text:style-name="T12">-1</text:span></text:p>
          </draw:text-box>
        </draw:frame>
        <draw:connector draw:style-name="gr7" draw:text-style-name="P4" draw:layer="layout" draw:type="curve" svg:x1="12.196cm" svg:y1="10.616cm" svg:x2="13.221cm" svg:y2="7.704cm" draw:start-shape="id4" draw:start-glue-point="0" draw:end-shape="id1" draw:end-glue-point="1" svg:d="M12196 10616c0-1747 763-1456 1207-1747s568-1165-182-1165" svg:viewBox="0 0 1565 2913">
          <text:p/>
        </draw:connector>
        <draw:frame draw:style-name="gr16" draw:text-style-name="P7" draw:layer="layout" svg:width="1.12cm" svg:height="0.837cm" svg:x="12.5cm" svg:y="9.063cm">
          <draw:text-box draw:corner-radius="0.253cm">
            <text:p><text:span text:style-name="T5">h</text:span><text:span text:style-name="T8">ν</text:span></text:p>
          </draw:text-box>
        </draw:frame>
        <draw:custom-shape draw:style-name="gr5" draw:text-style-name="P1" xml:id="id12" draw:id="id12" draw:layer="layout" svg:width="2.227cm" svg:height="1.165cm" svg:x="16.673cm" svg:y="11.235cm">
          <text:p text:style-name="P1"><text:span text:style-name="T1">CCN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17.786cm" svg:y1="12.4cm" svg:x2="13.299cm" svg:y2="11.293cm" draw:start-shape="id12" draw:start-glue-point="2" svg:d="M17786 12400c0 750-4487 1303-4487-1107" svg:viewBox="0 0 4488 1749">
          <text:p/>
        </draw:connector>
        <draw:frame draw:style-name="gr15" draw:text-style-name="P8" draw:layer="layout" svg:width="1.138cm" svg:height="1.027cm" svg:x="14.8cm" svg:y="12.173cm">
          <draw:text-box>
            <text:p><text:span text:style-name="T7">H</text:span></text:p>
          </draw:text-box>
        </draw:frame>
        <draw:connector draw:style-name="gr7" draw:text-style-name="P4" draw:layer="layout" draw:type="curve" svg:x1="12.2cm" svg:y1="16.561cm" svg:x2="13.299cm" svg:y2="11.293cm" draw:start-shape="id13" draw:start-glue-point="0" svg:d="M12200 16561c0-4326 1099-1692 1099-5268" svg:viewBox="0 0 1100 5269">
          <text:p/>
        </draw:connector>
        <draw:frame draw:style-name="gr11" draw:text-style-name="P7" draw:layer="layout" svg:width="0.979cm" svg:height="0.819cm" svg:x="12.221cm" svg:y="14.1cm">
          <draw:text-box draw:corner-radius="0.579cm">
            <text:p><text:span text:style-name="T5">e</text:span><text:span text:style-name="T6">-</text:span></text:p>
          </draw:text-box>
        </draw:frame>
        <draw:custom-shape draw:style-name="gr5" draw:text-style-name="P1" xml:id="id14" draw:id="id14" draw:layer="layout" svg:width="2.227cm" svg:height="1.165cm" svg:x="19.173cm" svg:y="12.535cm">
          <text:p text:style-name="P1"><text:span text:style-name="T1">HNC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20.286cm" svg:y1="13.7cm" svg:x2="13.299cm" svg:y2="11.293cm" draw:start-shape="id14" draw:start-glue-point="2" svg:d="M20286 13700c0 750-6987 1953-6987-2407" svg:viewBox="0 0 6988 3149">
          <text:p/>
        </draw:connector>
        <draw:frame draw:style-name="gr13" draw:text-style-name="P7" draw:layer="layout" svg:width="1.7cm" svg:height="0.846cm" svg:x="17cm" svg:y="13.7cm">
          <draw:text-box draw:corner-radius="4.5cm">
            <text:p><text:span text:style-name="T5">C</text:span></text:p>
          </draw:text-box>
        </draw:frame>
        <draw:custom-shape draw:style-name="gr5" draw:text-style-name="P1" xml:id="id15" draw:id="id15" draw:layer="layout" svg:width="2.227cm" svg:height="1.165cm" svg:x="21.673cm" svg:y="6cm">
          <text:p text:style-name="P1"><text:span text:style-name="T1">C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22.786cm" svg:y1="6cm" svg:x2="10.994cm" svg:y2="7.704cm" draw:start-shape="id15" draw:start-glue-point="0" draw:end-shape="id1" draw:end-glue-point="3" svg:d="M22786 6000c0-753-6148-628-9284-14s-3261 1718-2508 1718" svg:viewBox="0 0 12177 2225">
          <text:p/>
        </draw:connector>
        <draw:frame draw:style-name="gr14" draw:text-style-name="P7" draw:layer="layout" svg:width="0.802cm" svg:height="0.833cm" svg:x="16.598cm" svg:y="5.467cm">
          <draw:text-box draw:corner-radius="0.432cm">
            <text:p><text:span text:style-name="T5">N</text:span></text:p>
          </draw:text-box>
        </draw:frame>
        <draw:custom-shape draw:style-name="gr5" draw:text-style-name="P1" xml:id="id16" draw:id="id16" draw:layer="layout" svg:width="2.227cm" svg:height="1.165cm" svg:x="26.6cm" svg:y="8.835cm">
          <text:p text:style-name="P1"><text:span text:style-name="T1">C</text:span><text:span text:style-name="T2">3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27.713cm" svg:y1="8.835cm" svg:x2="23.9cm" svg:y2="6.582cm" draw:start-shape="id16" draw:start-glue-point="0" draw:end-shape="id15" draw:end-glue-point="1" svg:d="M27713 8835c0-1502-1271-2253-3813-2253" svg:viewBox="0 0 3814 2254">
          <text:p/>
        </draw:connector>
        <draw:frame draw:style-name="gr16" draw:text-style-name="P7" draw:layer="layout" svg:width="1.12cm" svg:height="0.837cm" svg:x="26.2cm" svg:y="7.1cm">
          <draw:text-box draw:corner-radius="0.253cm">
            <text:p><text:span text:style-name="T5">h</text:span><text:span text:style-name="T8">ν</text:span></text:p>
          </draw:text-box>
        </draw:frame>
        <draw:connector draw:style-name="gr7" draw:text-style-name="P4" draw:layer="layout" draw:type="curve" draw:line-skew="-0.468cm -0.512cm" svg:x1="20.286cm" svg:y1="13.7cm" svg:x2="3.5cm" svg:y2="10.383cm" draw:start-shape="id14" draw:start-glue-point="2" draw:end-shape="id6" draw:end-glue-point="3" svg:d="M20286 13700c0 48-8899 40-13475-801s-4829-2516-3311-2516" svg:viewBox="0 0 17621 3334">
          <text:p/>
        </draw:connector>
        <draw:frame draw:style-name="gr13" draw:text-style-name="P7" draw:layer="layout" svg:width="1.7cm" svg:height="0.846cm" svg:x="4cm" svg:y="11.654cm">
          <draw:text-box draw:corner-radius="4.5cm">
            <text:p><text:span text:style-name="T5">C</text:span><text:span text:style-name="T6">+</text:span></text:p>
          </draw:text-box>
        </draw:frame>
        <draw:connector draw:style-name="gr7" draw:text-style-name="P4" draw:layer="layout" draw:type="curve" svg:x1="26.113cm" svg:y1="11.965cm" svg:x2="18.9cm" svg:y2="11.817cm" draw:start-shape="id10" draw:start-glue-point="2" draw:end-shape="id12" draw:end-glue-point="1" svg:d="M26113 11965c0 750-2082 626-2742 401s102-549-4471-549" svg:viewBox="0 0 7214 723">
          <text:p/>
        </draw:connector>
        <draw:frame draw:style-name="gr21" draw:text-style-name="P7" draw:layer="layout" svg:width="0.802cm" svg:height="0.806cm" svg:x="23.798cm" svg:y="11.794cm">
          <draw:text-box>
            <text:p><text:span text:style-name="T5">N</text:span></text:p>
          </draw:text-box>
        </draw:frame>
        <draw:connector draw:style-name="gr7" draw:text-style-name="P4" draw:layer="layout" draw:type="curve" svg:x1="22.286cm" svg:y1="12.027cm" svg:x2="21.4cm" svg:y2="13.117cm" draw:start-shape="id5" draw:start-glue-point="2" draw:end-shape="id14" svg:d="M22286 12027c0 727-295 1090-886 1090" svg:viewBox="0 0 887 1091">
          <text:p/>
        </draw:connector>
        <draw:frame draw:style-name="gr15" draw:text-style-name="P8" draw:layer="layout" svg:width="1.138cm" svg:height="1.027cm" svg:x="22.062cm" svg:y="12.473cm">
          <draw:text-box>
            <text:p><text:span text:style-name="T7">H</text:span></text:p>
          </draw:text-box>
        </draw:frame>
        <draw:connector draw:style-name="gr7" draw:text-style-name="P4" draw:layer="layout" draw:type="curve" svg:x1="26.113cm" svg:y1="11.965cm" svg:x2="21.4cm" svg:y2="13.117cm" draw:start-shape="id10" draw:start-glue-point="2" draw:end-shape="id14" svg:d="M26113 11965c0 768-1571 1152-4713 1152" svg:viewBox="0 0 4714 1153">
          <text:p/>
        </draw:connector>
        <draw:frame draw:style-name="gr21" draw:text-style-name="P7" draw:layer="layout" svg:width="0.802cm" svg:height="0.806cm" svg:x="24.2cm" svg:y="12.794cm">
          <draw:text-box>
            <text:p><text:span text:style-name="T5">N</text:span></text:p>
          </draw:text-box>
        </draw:frame>
        <draw:connector draw:style-name="gr7" draw:text-style-name="P4" draw:layer="layout" draw:type="curve" svg:x1="12.2cm" svg:y1="16.561cm" svg:x2="19.173cm" svg:y2="13.117cm" draw:start-shape="id13" draw:start-glue-point="0" draw:end-shape="id14" svg:d="M12200 16561c5229 0 1743-3444 6973-3444" svg:viewBox="0 0 6974 3445">
          <text:p/>
        </draw:connector>
        <draw:frame draw:style-name="gr11" draw:text-style-name="P7" draw:layer="layout" svg:width="0.979cm" svg:height="0.819cm" svg:x="14.4cm" svg:y="15.1cm">
          <draw:text-box draw:corner-radius="0.579cm">
            <text:p><text:span text:style-name="T5">e</text:span><text:span text:style-name="T6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8T12:24:55.927965074</meta:creation-date>
    <dc:date>2019-08-20T23:03:40.173875122</dc:date>
    <meta:editing-duration>PT5H23M1S</meta:editing-duration>
    <meta:editing-cycles>12</meta:editing-cycles>
    <meta:generator>LibreOffice/6.0.7.3$Linux_X86_64 LibreOffice_project/00m0$Build-3</meta:generator>
    <meta:document-statistic meta:object-count="65"/>
  </office:meta>
</office:document-meta>
</file>